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inux Libertine" svg:font-family="'Linux Libertine', Georgia, Times, serif"/>
    <style:font-face style:name="MathJax Main" svg:font-family="'MathJax Main'"/>
    <style:font-face style:name="MathJax Math-italic" svg:font-family="'MathJax Math-italic'"/>
    <style:font-face style:name="MathJax Size3" svg:font-family="'MathJax Size3'"/>
    <style:font-face style:name="monospace" svg:font-family="monospace, Courier"/>
    <style:font-face style:name="Linux Libertine1" svg:font-family="'Linux Libertine', Georgia, Times, serif" style:font-family-generic="roma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6981"/>
    </style:style>
    <style:style style:name="P2" style:family="paragraph" style:parent-style-name="Heading_20_1">
      <style:text-properties officeooo:paragraph-rsid="000b231a"/>
    </style:style>
    <style:style style:name="P3" style:family="paragraph" style:parent-style-name="Heading_20_2">
      <style:text-properties officeooo:paragraph-rsid="00086981"/>
    </style:style>
    <style:style style:name="P4" style:family="paragraph" style:parent-style-name="Heading_20_2">
      <style:paragraph-properties fo:break-before="page"/>
      <style:text-properties officeooo:paragraph-rsid="00086981"/>
    </style:style>
    <style:style style:name="T1" style:family="text">
      <style:text-properties fo:language="es" fo:country="ES"/>
    </style:style>
    <style:style style:name="T2" style:family="text">
      <style:text-properties officeooo:rsid="00086981"/>
    </style:style>
    <style:style style:name="T3" style:family="text">
      <style:text-properties officeooo:rsid="000a8e15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bookmark text:name="Ejercicio_16"/>Ejercicio 1</text:h>
      <text:p text:style-name="P1">El sistema de especificación TAD' es muy similar a los TADs que se utilizan en la materia, pero su única igualdad entre instancias se define así: dos instancias son iguales si y solo si aplicando axiomas se puede llegar de una a la otra.</text:p>
      <text:p text:style-name="P1"><text:span text:style-name="T3">1) </text:span>Este sistema de especificación no tiene uno de los problemas formales más importantes que puede tener un TAD. ¿Cuál? ¿Por qué?</text:p>
      <text:p text:style-name="P1"><text:span text:style-name="T3">2) </text:span>¿Qué dificultad presenta la especificación del TAD' conjunto en este formalismo?</text:p>
      <text:h text:style-name="P3" text:outline-level="2"><text:bookmark text:name="Ejercicio_26"/>Ejercicio 2</text:h>
      <text:p text:style-name="P1"><text:span text:style-name="T1">Explíquele a un matemático por qué se puede aplicar el principio de inducción estructural sobre cualquier TAD.</text:span></text:p>
      <text:h text:style-name="P3" text:outline-level="2"><text:bookmark text:name="Ejercicio_36"/>Ejercicio 3</text:h>
      <text:p text:style-name="P1">Explique la relación entre invariante de representación y complejidad algorítmica, y entre función de abstracción y la demostración de que el diseño es correcto con respecto a la especificación.</text:p>
      <text:h text:style-name="P3" text:outline-level="2"><text:bookmark text:name="Ejercicio_46"/>Ejercicio 4</text:h>
      <text:p text:style-name="P1">Se desea implementar un TAD que permita representar un conjunto de números racionales, donde a las tradicionales operaciones de Agregar(S,x) y Borrar(S,x) se agrega la siguiente: CLOSERTOAVG(S), que toma como input un conjunto S y devuelve el valor contenido en S más cercano al promedio de los valores contenidos en S. Discutir la implementación de este TAD utilizando variantes de al menos 4 estructuras de datos vistas en clase para representar conjuntos/diccionarios standard.</text:p>
      <text:h text:style-name="P3" text:outline-level="2"><text:bookmark text:name="Ejercicio_56"/>Ejercicio 5</text:h>
      <text:p text:style-name="P1">Se cuenta con n elementos que contienen una clave primaria y una secundaria. Hay m&lt;&lt;n claves secundarias distintas. Proponga dos formas eficientes y distintas que permitan ordenar los n elementos, en base a las dos claves (primero la primaria, luego la secundari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inux Libertine" svg:font-family="'Linux Libertine', Georgia, Times, serif"/>
    <style:font-face style:name="MathJax Main" svg:font-family="'MathJax Main'"/>
    <style:font-face style:name="MathJax Math-italic" svg:font-family="'MathJax Math-italic'"/>
    <style:font-face style:name="MathJax Size3" svg:font-family="'MathJax Size3'"/>
    <style:font-face style:name="monospace" svg:font-family="monospace, Courier"/>
    <style:font-face style:name="Linux Libertine1" svg:font-family="'Linux Libertine', Georgia, Times, serif" style:font-family-generic="roma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nux Libertine1" fo:font-family="'Linux Libertine', Georgia, Times, serif" style:font-family-generic="roman"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nux Libertine1" fo:font-family="'Linux Libertine', Georgia, Times, serif" style:font-family-generic="roman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nux Libertine1" fo:font-family="'Linux Libertine', Georgia, Times, serif" style:font-family-generic="roman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officeooo:paragraph-rsid="000b231a"/>
    </style:style>
    <style:style style:name="MT1" style:family="text">
      <style:text-properties officeooo:rsid="000a8e15"/>
    </style:style>
    <style:style style:name="MT2" style:family="text">
      <style:text-properties officeooo:rsid="0008698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Final <text:span text:style-name="MT1">30</text:span>/<text:span text:style-name="MT1">07</text:span>/<text:span text:style-name="MT2">2015<text:tab/><text:tab/><text:tab/><text:tab/>Pág </text:span><text:span text:style-name="MT2"><text:page-number text:select-page="current">1</text:page-number></text:span><text:span text:style-name="MT2">/</text:span><text:span text:style-name="MT2"><text:page-count>1</text:page-count>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8:32:14.350013711</meta:creation-date>
    <dc:date>2017-12-12T19:00:31.555808088</dc:date>
    <meta:editing-duration>PT17M35S</meta:editing-duration>
    <meta:editing-cycles>6</meta:editing-cycles>
    <meta:generator>LibreOffice/5.4.3.2$Linux_X86_64 LibreOffice_project/40m0$Build-2</meta:generator>
    <meta:document-statistic meta:table-count="0" meta:image-count="0" meta:object-count="0" meta:page-count="1" meta:paragraph-count="13" meta:word-count="253" meta:character-count="1580" meta:non-whitespace-character-count="1337"/>
  </office:meta>
</office:document-meta>
</file>